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600000053E20C978DD8B14740.png" manifest:media-type="image/png"/>
  <manifest:file-entry manifest:full-path="Pictures/100002010000043000000053B830861E48E82489.png" manifest:media-type="image/png"/>
  <manifest:file-entry manifest:full-path="Pictures/1000020100000348000000533BF1891D23A5954B.png" manifest:media-type="image/png"/>
  <manifest:file-entry manifest:full-path="Pictures/100002010000015C0000003E660193B694415FE9.png" manifest:media-type="image/png"/>
  <manifest:file-entry manifest:full-path="Pictures/10000201000000D200000049AE576A043CF9FA09.png" manifest:media-type="image/png"/>
  <manifest:file-entry manifest:full-path="Pictures/100002010000015A00000049A7C9D42B27622E3B.png" manifest:media-type="image/png"/>
  <manifest:file-entry manifest:full-path="Pictures/10000201000002DC000000530C922CD30908B706.png" manifest:media-type="image/png"/>
  <manifest:file-entry manifest:full-path="Pictures/10000201000002AA000000532D966169C121C0FA.png" manifest:media-type="image/png"/>
  <manifest:file-entry manifest:full-path="Pictures/100002010000005400000045631D792DD3394198.png" manifest:media-type="image/png"/>
  <manifest:file-entry manifest:full-path="Pictures/10000201000003ED000000539D143CA02C772CFA.png" manifest:media-type="image/png"/>
  <manifest:file-entry manifest:full-path="Pictures/10000201000000E10000004BBEB50A75DF30DB56.png" manifest:media-type="image/png"/>
  <manifest:file-entry manifest:full-path="Pictures/100002010000005B000000454329E126993728D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" svg:stroke-width="0cm" svg:stroke-color="#000000" draw:marker-start-width="0.2cm" draw:marker-end-width="0.2cm" draw:fill="solid" draw:fill-color="#eeeeee" draw:textarea-horizontal-align="justify" draw:textarea-vertical-align="middle" draw:auto-grow-height="false" fo:min-height="0.508cm" fo:min-width="4.318cm" fo:padding-top="0cm" fo:padding-bottom="0cm" fo:padding-left="0cm" fo:padding-right="0cm"/>
    </style:style>
    <style:style style:name="gr2" style:family="graphic" style:parent-style-name="standard">
      <style:graphic-properties draw:stroke="none" draw:stroke-dash="Dashed_20__28_var_29_" svg:stroke-width="0cm" svg:stroke-color="#000000" draw:marker-start-width="0.2cm" draw:marker-end-width="0.2cm" draw:fill="solid" draw:fill-color="#eeeeee" draw:textarea-horizontal-align="justify" draw:textarea-vertical-align="middle" draw:auto-grow-height="false" fo:min-height="4.159cm" fo:min-width="8.602cm" fo:padding-top="0cm" fo:padding-bottom="0cm" fo:padding-left="0cm" fo:padding-right="0cm"/>
    </style:style>
    <style:style style:name="gr3" style:family="graphic" style:parent-style-name="standard">
      <style:graphic-properties draw:stroke="none" draw:stroke-dash="Dashed_20__28_var_29_" svg:stroke-width="0cm" svg:stroke-color="#000000" draw:marker-start-width="0.2cm" draw:marker-end-width="0.2cm" draw:fill="solid" draw:fill-color="#eeeeee" draw:textarea-horizontal-align="justify" draw:textarea-vertical-align="middle" draw:auto-grow-height="false" fo:min-height="4.252cm" fo:min-width="8.602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0.325cm" fo:min-width="4.227cm" fo:padding-top="0.009cm" fo:padding-bottom="0.009cm" fo:padding-left="0.009cm" fo:padding-right="0.009cm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0.752cm" fo:min-width="4.9cm" fo:padding-top="0.009cm" fo:padding-bottom="0.009cm" fo:padding-left="0.009cm" fo:padding-right="0.009cm"/>
      <style:paragraph-properties style:writing-mode="lr-tb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1.039cm" fo:min-width="1.833cm" fo:padding-top="0.009cm" fo:padding-bottom="0.009cm" fo:padding-left="0.009cm" fo:padding-right="0.009cm"/>
    </style:style>
    <style:style style:name="gr7" style:family="graphic" style:parent-style-name="standard">
      <style:graphic-properties svg:stroke-color="#dddddd" draw:fill-color="#cccccc" draw:textarea-horizontal-align="justify" draw:textarea-vertical-align="middle" draw:auto-grow-height="false" fo:min-height="0.344cm" fo:min-width="0.817cm"/>
    </style:style>
    <style:style style:name="gr8" style:family="graphic" style:parent-style-name="standard">
      <style:graphic-properties draw:stroke="solid" svg:stroke-width="0.018cm" svg:stroke-color="#000000" draw:marker-start-width="0.227cm" draw:marker-end-width="0.227cm" draw:fill="solid" draw:fill-color="#dddddd" draw:textarea-horizontal-align="justify" draw:textarea-vertical-align="middle" draw:auto-grow-height="false" fo:min-height="0.255cm" fo:min-width="2.364cm" fo:padding-top="0.009cm" fo:padding-bottom="0.009cm" fo:padding-left="0.009cm" fo:padding-right="0.009cm"/>
      <style:paragraph-properties style:writing-mode="lr-tb"/>
    </style:style>
    <style:style style:name="gr9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54cm" fo:min-width="1.885cm" fo:padding-top="0.009cm" fo:padding-bottom="0.009cm" fo:padding-left="0.009cm" fo:padding-right="0.009cm"/>
    </style:style>
    <style:style style:name="gr10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54cm" fo:min-width="1.829cm" fo:padding-top="0.009cm" fo:padding-bottom="0.009cm" fo:padding-left="0.009cm" fo:padding-right="0.009cm"/>
    </style:style>
    <style:style style:name="gr11" style:family="graphic" style:parent-style-name="standard">
      <style:graphic-properties draw:stroke="solid" svg:stroke-width="0.018cm" svg:stroke-color="#cccccc" draw:marker-start-width="0.227cm" draw:marker-end-width="0.227cm" draw:fill="solid" draw:fill-color="#cccccc" draw:textarea-horizontal-align="justify" draw:textarea-vertical-align="middle" draw:auto-grow-height="false" fo:min-height="0.254cm" fo:min-width="2.014cm" fo:padding-top="0.009cm" fo:padding-bottom="0.009cm" fo:padding-left="0.009cm" fo:padding-right="0.009cm"/>
    </style:style>
    <style:style style:name="gr12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82cm" fo:min-width="0.092cm" fo:padding-top="0.009cm" fo:padding-bottom="0.009cm" fo:padding-left="0.009cm" fo:padding-right="0.009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dddddd" draw:fill-color="#cccccc" draw:textarea-horizontal-align="justify" draw:textarea-vertical-align="middle" draw:auto-grow-height="false" fo:min-height="0.343cm" fo:min-width="0.817cm"/>
    </style:style>
    <style:style style:name="gr15" style:family="graphic" style:parent-style-name="standard">
      <style:graphic-properties draw:stroke="solid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54cm" fo:min-width="1.084cm" fo:padding-top="0.009cm" fo:padding-bottom="0.009cm" fo:padding-left="0.009cm" fo:padding-right="0.009cm"/>
    </style:style>
    <style:style style:name="gr16" style:family="graphic" style:parent-style-name="objectwithoutfill">
      <style:graphic-properties svg:stroke-width="0.018cm" svg:stroke-color="#000000" draw:marker-start-width="0.227cm" draw:marker-end="Short_20_line_20_Arrow" draw:marker-end-width="0.327cm" draw:fill="solid" draw:textarea-horizontal-align="center" draw:textarea-vertical-align="middle" fo:padding-top="0.009cm" fo:padding-bottom="0.009cm" fo:padding-left="0.009cm" fo:padding-right="0.009cm"/>
    </style:style>
    <style:style style:name="gr17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17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17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18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831cm" fo:min-width="0.092cm" fo:padding-top="0.009cm" fo:padding-bottom="0.009cm" fo:padding-left="0.009cm" fo:padding-right="0.00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04cm"/>
      <style:paragraph-properties style:writing-mode="lr-tb"/>
    </style:style>
    <style:style style:name="gr25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363cm" fo:min-width="0.092cm" fo:padding-top="0.009cm" fo:padding-bottom="0.009cm" fo:padding-left="0.009cm" fo:padding-right="0.00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27" style:family="graphic" style:parent-style-name="standard">
      <style:graphic-properties draw:stroke="solid" svg:stroke-width="0.018cm" svg:stroke-color="#cccccc" draw:marker-start-width="0.227cm" draw:marker-end-width="0.227cm" draw:fill="solid" draw:fill-color="#cccccc" draw:textarea-horizontal-align="justify" draw:textarea-vertical-align="middle" draw:auto-grow-height="false" fo:min-height="0.254cm" fo:min-width="1.071cm" fo:padding-top="0.009cm" fo:padding-bottom="0.009cm" fo:padding-left="0.009cm" fo:padding-right="0.009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85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76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2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4cm" fo:min-width="0.396cm"/>
      <style:paragraph-properties style:writing-mode="lr-tb"/>
    </style:style>
    <style:style style:name="gr3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276cm" fo:min-width="7.597cm"/>
    </style:style>
    <style:style style:name="gr33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4.991cm" fo:padding-top="0.009cm" fo:padding-bottom="0.009cm" fo:padding-left="0.009cm" fo:padding-right="0.009cm"/>
      <style:paragraph-properties style:writing-mode="lr-tb"/>
    </style:style>
    <style:style style:name="gr34" style:family="graphic" style:parent-style-name="standard">
      <style:graphic-properties draw:stroke="none" svg:stroke-width="0.018cm" svg:stroke-color="#dddddd" draw:marker-start-width="0.227cm" draw:marker-end-width="0.227cm" draw:fill="solid" draw:fill-color="#cccccc" draw:textarea-horizontal-align="justify" draw:textarea-vertical-align="middle" draw:auto-grow-height="false" fo:min-height="0.254cm" fo:min-width="1.885cm" fo:padding-top="0.009cm" fo:padding-bottom="0.009cm" fo:padding-left="0.009cm" fo:padding-right="0.009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1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359cm" fo:min-width="0.092cm" fo:padding-top="0.009cm" fo:padding-bottom="0.009cm" fo:padding-left="0.009cm" fo:padding-right="0.009cm"/>
    </style:style>
    <style:style style:name="gr37" style:family="graphic" style:parent-style-name="objectwithoutfill">
      <style:graphic-properties svg:stroke-color="#000000" draw:fill="none" draw:textarea-horizontal-align="center" draw:textarea-vertical-align="middle"/>
    </style:style>
    <style:style style:name="gr38" style:family="graphic" style:parent-style-name="objectwithoutfill">
      <style:graphic-properties svg:stroke-width="0.035cm" svg:stroke-color="#000000" draw:marker-start-width="0.252cm" draw:marker-end="Symmetric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39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14cm" fo:min-width="0.5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6.078cm" fo:padding-top="0.009cm" fo:padding-bottom="0.009cm" fo:padding-left="0.009cm" fo:padding-right="0.009cm"/>
      <style:paragraph-properties style:writing-mode="lr-tb"/>
    </style:style>
    <style:style style:name="gr41" style:family="graphic" style:parent-style-name="objectwithoutfill">
      <style:graphic-properties svg:stroke-width="0.035cm" svg:stroke-color="#000000" draw:marker-start="Symmetric_20_Arrow" draw:marker-start-width="0.252cm" draw:marker-end="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42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8cm" fo:min-width="0.20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0.31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0.172cm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  <style:text-properties fo:text-shadow="1pt 1pt" fo:font-weight="normal" fo:background-color="transparent"/>
    </style:style>
    <style:style style:name="P2" style:family="paragraph">
      <loext:graphic-properties draw:fill="solid" draw:fill-color="#eeeeee"/>
      <style:paragraph-properties fo:text-align="center"/>
      <style:text-properties fo:font-size="6pt" style:font-size-asian="6pt" style:font-size-complex="6pt"/>
    </style:style>
    <style:style style:name="P3" style:family="paragraph">
      <loext:graphic-properties draw:fill="solid" draw:fill-color="#dddddd"/>
      <style:paragraph-properties fo:text-align="center"/>
      <style:text-properties fo:font-size="6pt" style:font-size-asian="6pt" style:font-size-complex="6pt"/>
    </style:style>
    <style:style style:name="P4" style:family="paragraph"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5" style:family="paragraph">
      <loext:graphic-properties draw:fill="solid" draw:fill-color="#dddddd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="solid" draw:fill-color="#dddddd"/>
      <style:paragraph-properties fo:text-align="center" style:writing-mode="lr-tb"/>
      <style:text-properties fo:font-size="6pt" style:font-size-asian="6pt" style:font-size-complex="6pt"/>
    </style:style>
    <style:style style:name="P8" style:family="paragraph">
      <loext:graphic-properties draw:fill="solid" draw:fill-color="#cccccc"/>
      <style:paragraph-properties fo:text-align="center"/>
      <style:text-properties fo:font-size="6pt" style:font-size-asian="6pt" style:font-size-complex="6pt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none"/>
      <style:paragraph-properties fo:text-align="start" style:writing-mode="lr-tb"/>
      <style:text-properties style:font-name="Liberation Serif" fo:font-size="4pt" fo:font-weight="normal" fo:background-color="transparent" style:font-size-asian="4pt" style:font-weight-asian="normal" style:font-size-complex="4pt" style:font-weight-complex="normal"/>
    </style:style>
    <style:style style:name="P16" style:family="paragraph">
      <loext:graphic-properties draw:fill="none"/>
      <style:paragraph-properties fo:text-align="start" style:writing-mode="lr-tb"/>
      <style:text-properties style:font-name="Liberation Serif" fo:font-size="4pt" fo:font-weight="normal" fo:background-color="transparent" style:font-size-asian="6pt" style:font-weight-asian="normal" style:font-size-complex="6pt" style:font-weight-complex="normal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P18" style:family="paragraph">
      <style:paragraph-properties fo:text-align="center" style:writing-mode="lr-tb"/>
      <style:text-properties fo:font-size="6pt" style:font-size-asian="6pt" style:font-size-complex="6pt"/>
    </style:style>
    <style:style style:name="P19" style:family="paragraph">
      <loext:graphic-properties draw:fill="solid" draw:fill-color="#cccccc"/>
      <style:paragraph-properties fo:text-align="center" style:writing-mode="lr-tb"/>
      <style:text-properties fo:font-size="6pt" style:font-size-asian="6pt" style:font-size-complex="6pt"/>
    </style:style>
    <style:style style:name="P20" style:family="paragraph">
      <loext:graphic-properties draw:fill="none" draw:fill-color="#ffffff"/>
      <style:paragraph-properties style:writing-mode="lr-tb"/>
      <style:text-properties style:font-name="Liberation Serif" fo:font-size="4pt" style:font-size-asian="4pt" style:font-size-complex="4pt"/>
    </style:style>
    <style:style style:name="P21" style:family="paragraph">
      <loext:graphic-properties draw:fill="solid" draw:fill-color="#dddddd"/>
      <style:paragraph-properties fo:text-align="center"/>
      <style:text-properties fo:text-shadow="1pt 1pt" fo:font-weight="normal" fo:background-color="transparent"/>
    </style:style>
    <style:style style:name="P22" style:family="paragraph">
      <style:paragraph-properties fo:text-align="center" style:writing-mode="lr-tb"/>
      <style:text-properties fo:font-size="6pt" fo:text-shadow="1pt 1pt" fo:font-weight="normal" fo:background-color="transparent" style:font-size-asian="6pt" style:font-size-complex="6pt"/>
    </style:style>
    <style:style style:name="P23" style:family="paragraph">
      <loext:graphic-properties draw:fill="solid" draw:fill-color="#b2b2b2" draw:opacity="100%"/>
      <style:paragraph-properties fo:text-align="center" style:writing-mode="lr-tb"/>
      <style:text-properties fo:font-size="6pt" fo:text-shadow="1pt 1pt" fo:font-weight="normal" fo:background-color="transparent" style:font-size-asian="6pt" style:font-size-complex="6pt"/>
    </style:style>
    <style:style style:name="P24" style:family="paragraph">
      <loext:graphic-properties draw:fill="none"/>
      <style:paragraph-properties fo:text-align="center"/>
      <style:text-properties fo:text-shadow="1pt 1pt" fo:font-weight="normal" fo:background-color="transparent"/>
    </style:style>
    <style:style style:name="P25" style:family="paragraph">
      <loext:graphic-properties draw:fill="none"/>
      <style:paragraph-properties fo:text-align="start" style:writing-mode="lr-tb"/>
      <style:text-properties style:font-name="Liberation Serif" fo:font-size="6pt" fo:text-shadow="1pt 1pt" fo:font-weight="normal" fo:background-color="transparent" style:font-size-asian="6pt" style:font-size-complex="6pt"/>
    </style:style>
    <style:style style:name="P26" style:family="paragraph">
      <style:paragraph-properties fo:text-align="center" style:writing-mode="lr-tb"/>
      <style:text-properties fo:font-size="8pt" fo:text-shadow="1pt 1pt" fo:font-weight="normal" fo:background-color="transparent" style:font-size-asian="6pt" style:font-size-complex="6pt"/>
    </style:style>
    <style:style style:name="P27" style:family="paragraph">
      <loext:graphic-properties draw:fill="solid" draw:fill-color="#b2b2b2" draw:opacity="100%"/>
      <style:paragraph-properties fo:text-align="center" style:writing-mode="lr-tb"/>
      <style:text-properties fo:font-size="8pt" fo:text-shadow="1pt 1pt" fo:font-weight="normal" fo:background-color="transparent" style:font-size-asian="6pt" style:font-size-complex="6pt"/>
    </style:style>
    <style:style style:name="P28" style:family="paragraph">
      <loext:graphic-properties draw:fill="none" draw:fill-color="#ffffff"/>
      <style:paragraph-properties style:writing-mode="lr-tb"/>
      <style:text-properties style:font-name="Liberation Serif" fo:font-size="6pt" fo:text-shadow="1pt 1pt" fo:font-weight="normal" fo:background-color="transparent" style:font-size-asian="6pt" style:font-weight-asian="bold" style:font-size-complex="6pt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font-size="4pt" style:font-size-asian="4pt" style:font-size-complex="4pt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color="#000000" style:font-name="Liberation Serif" fo:font-size="4pt" fo:font-weight="normal" fo:background-color="transparent" style:font-size-asian="4pt" style:font-weight-asian="normal" style:font-name-complex="DejaVuSans1" style:font-size-complex="4pt" style:font-weight-complex="normal"/>
    </style:style>
    <style:style style:name="T5" style:family="text">
      <style:text-properties fo:color="#000000" style:text-position="-33% 58%" style:font-name="Liberation Serif" fo:font-size="4pt" fo:font-weight="normal" fo:background-color="transparent" style:font-size-asian="4pt" style:font-weight-asian="normal" style:font-name-complex="DejaVuSans1" style:font-size-complex="4pt" style:font-weight-complex="normal"/>
    </style:style>
    <style:style style:name="T6" style:family="text">
      <style:text-properties fo:color="#000000" style:font-name="Liberation Serif" fo:font-size="4pt" fo:font-weight="normal" fo:background-color="transparent" style:font-size-asian="6pt" style:font-weight-asian="normal" style:font-name-complex="DejaVuSans1" style:font-size-complex="6pt" style:font-weight-complex="normal"/>
    </style:style>
    <style:style style:name="T7" style:family="text">
      <style:text-properties fo:color="#000000" style:text-position="-33% 58%" style:font-name="Liberation Serif" fo:font-size="4pt" fo:font-weight="normal" fo:background-color="transparent" style:font-size-asian="6pt" style:font-weight-asian="normal" style:font-name-complex="DejaVuSans1" style:font-size-complex="6pt" style:font-weight-complex="normal"/>
    </style:style>
    <style:style style:name="T8" style:family="text">
      <style:text-properties style:font-name="Liberation Serif" fo:font-size="6pt" style:font-size-asian="6pt" style:font-size-complex="6pt"/>
    </style:style>
    <style:style style:name="T9" style:family="text">
      <style:text-properties style:text-position="-33% 58%" fo:font-size="6pt" style:font-size-asian="6pt" style:font-size-complex="6pt"/>
    </style:style>
    <style:style style:name="T10" style:family="text">
      <style:text-properties style:font-name="Liberation Serif" fo:font-size="4pt" style:font-size-asian="4pt" style:font-size-complex="4pt"/>
    </style:style>
    <style:style style:name="T11" style:family="text">
      <style:text-properties fo:font-size="6pt" fo:text-shadow="1pt 1pt" fo:font-weight="normal" fo:background-color="transparent" style:font-size-asian="6pt" style:font-size-complex="6pt"/>
    </style:style>
    <style:style style:name="T12" style:family="text">
      <style:text-properties style:text-position="-33% 58%" fo:font-size="6pt" fo:text-shadow="1pt 1pt" fo:font-weight="normal" fo:background-color="transparent" style:font-size-asian="6pt" style:font-size-complex="6pt"/>
    </style:style>
    <style:style style:name="T13" style:family="text">
      <style:text-properties fo:color="#000000" style:font-name="Liberation Serif" fo:font-size="6pt" fo:text-shadow="1pt 1pt" fo:font-weight="normal" fo:background-color="transparent" style:font-size-asian="6pt" style:font-name-complex="DejaVuSans1" style:font-size-complex="6pt"/>
    </style:style>
    <style:style style:name="T14" style:family="text">
      <style:text-properties fo:font-size="8pt" fo:text-shadow="1pt 1pt" fo:font-weight="normal" fo:background-color="transparent" style:font-size-asian="6pt" style:font-size-complex="6pt"/>
    </style:style>
    <style:style style:name="T15" style:family="text">
      <style:text-properties style:font-name="Liberation Serif" fo:font-size="6pt" fo:text-shadow="1pt 1pt" fo:font-weight="normal" fo:background-color="transparent" style:font-size-asian="6pt" style:font-weight-asian="bold" style:font-size-complex="6pt" style:font-weight-complex="bold"/>
    </style:style>
    <style:style style:name="T16" style:family="text">
      <style:text-properties style:text-position="-33% 58%" style:font-name="Liberation Serif" fo:font-size="6pt" style:font-size-asian="6pt" style:font-size-complex="6pt"/>
    </style:style>
    <style:style style:name="T17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xml:id="id7" draw:id="id7" draw:layer="layout" svg:width="4.318cm" svg:height="0.508cm" svg:x="2.278cm" svg:y="11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8.62cm" svg:height="4.177cm" svg:x="0.127cm" svg:y="5.7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62cm" svg:height="4.27cm" svg:x="0.127cm" svg:y="0.5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4.245cm" svg:height="0.343cm" svg:x="3.786cm" svg:y="1.0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xml:id="id6" draw:id="id6" draw:layer="layout" svg:width="4.918cm" svg:height="0.77cm" svg:x="3.313cm" svg:y="2.378cm">
          <text:p text:style-name="P4"><text:span text:style-name="T1">H</text:span><text:span text:style-name="T1">y</text:span><text:span text:style-name="T1">b</text:span><text:span text:style-name="T1">r</text:span><text:span text:style-name="T1">i</text:span><text:span text:style-name="T1">d</text:span><text:span text:style-name="T1">-</text:span><text:span text:style-name="T1">F</text:span><text:span text:style-name="T1">l</text:span><text:span text:style-name="T1">o</text:span><text:span text:style-name="T1">a</text:span><text:span text:style-name="T1">t</text:span><text:span text:style-name="T1">6 </text:span><text:span text:style-name="T1">M</text:span><text:span text:style-name="T1">A</text:span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851cm" svg:height="1.057cm" svg:x="3.503cm" svg:y="3.4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1" draw:id="id1" draw:layer="layout" svg:width="1.633cm" svg:height="0.686cm" svg:x="0.434cm" svg:y="2.4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7" draw:layer="layout" svg:width="2.382cm" svg:height="0.273cm" svg:x="2.317cm" svg:y="0.6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903cm" svg:height="0.272cm" svg:x="5.973cm" svg:y="1.0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847cm" svg:height="0.272cm" svg:x="3.957cm" svg:y="1.07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5" draw:id="id5" draw:layer="layout" svg:width="2.032cm" svg:height="0.272cm" svg:x="0.254cm" svg:y="2.6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218cm" svg:height="0.571cm" svg:x="5.183cm" svg:y="0.459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9" draw:layer="layout" svg:width="0.218cm" svg:height="0.571cm" svg:x="7.242cm" svg:y="0.4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0" draw:layer="layout" svg:width="0.189cm" svg:height="0.15cm" svg:x="5.193cm" svg:y="0.243cm">
          <draw:image xlink:href="Pictures/100002010000005B000000454329E126993728D0.png" xlink:type="simple" xlink:show="embed" xlink:actuate="onLoad" loext:mime-type="image/png">
            <text:p/>
          </draw:image>
        </draw:frame>
        <draw:frame draw:style-name="gr13" draw:text-style-name="P10" draw:layer="layout" svg:width="0.174cm" svg:height="0.15cm" svg:x="7.26cm" svg:y="0.243cm">
          <draw:image xlink:href="Pictures/100002010000005400000045631D792DD3394198.png" xlink:type="simple" xlink:show="embed" xlink:actuate="onLoad" loext:mime-type="image/png">
            <text:p/>
          </draw:image>
        </draw:frame>
        <draw:frame draw:style-name="gr13" draw:text-style-name="P10" draw:layer="layout" svg:width="1.559cm" svg:height="0.198cm" svg:x="4.031cm" svg:y="1.133cm">
          <draw:image xlink:href="Pictures/10000201000002AA000000532D966169C121C0FA.png" xlink:type="simple" xlink:show="embed" xlink:actuate="onLoad" loext:mime-type="image/png">
            <text:p/>
          </draw:image>
        </draw:frame>
        <draw:frame draw:style-name="gr13" draw:text-style-name="P10" draw:layer="layout" svg:width="1.633cm" svg:height="0.195cm" svg:x="6.064cm" svg:y="1.125cm">
          <draw:image xlink:href="Pictures/10000201000002DC000000530C922CD30908B706.png" xlink:type="simple" xlink:show="embed" xlink:actuate="onLoad" loext:mime-type="image/png">
            <text:p/>
          </draw:image>
        </draw:frame>
        <draw:custom-shape draw:style-name="gr14" draw:text-style-name="P6" xml:id="id2" draw:id="id2" draw:layer="layout" svg:width="1.633cm" svg:height="0.685cm" svg:x="3.62cm" svg:y="3.8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10" draw:layer="layout" svg:width="0.462cm" svg:height="0.161cm" svg:x="4.217cm" svg:y="4.115cm">
          <draw:image xlink:href="Pictures/10000201000000E10000004BBEB50A75DF30DB56.png" xlink:type="simple" xlink:show="embed" xlink:actuate="onLoad" loext:mime-type="image/png">
            <text:p/>
          </draw:image>
        </draw:frame>
        <draw:custom-shape draw:style-name="gr15" draw:text-style-name="P8" draw:layer="layout" svg:width="1.102cm" svg:height="0.272cm" svg:x="3.86cm" svg:y="3.54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0.904cm" svg:height="0.2cm" svg:x="3.903cm" svg:y="3.588cm">
          <draw:image xlink:href="Pictures/100002010000015A00000049A7C9D42B27622E3B.png" xlink:type="simple" xlink:show="embed" xlink:actuate="onLoad" loext:mime-type="image/png">
            <text:p/>
          </draw:image>
        </draw:frame>
        <draw:frame draw:style-name="gr13" draw:text-style-name="P10" draw:layer="layout" svg:width="0.546cm" svg:height="0.199cm" svg:x="3.792cm" svg:y="0.688cm">
          <draw:image xlink:href="Pictures/10000201000000D200000049AE576A043CF9FA09.png" xlink:type="simple" xlink:show="embed" xlink:actuate="onLoad" loext:mime-type="image/png">
            <text:p/>
          </draw:image>
        </draw:frame>
        <draw:connector draw:style-name="gr16" draw:text-style-name="P11" draw:layer="layout" svg:x1="1.251cm" svg:y1="3.101cm" svg:x2="3.62cm" svg:y2="4.165cm" draw:start-shape="id1" draw:start-glue-point="6" draw:end-shape="id2" draw:end-glue-point="5" svg:d="M1251 3101v1064h2369" svg:viewBox="0 0 2370 1065">
          <text:p/>
        </draw:connector>
        <draw:connector draw:style-name="gr16" draw:text-style-name="P11" draw:layer="layout" svg:x1="3.786cm" svg:y1="1.209cm" svg:x2="1.251cm" svg:y2="2.415cm" draw:start-shape="id3" draw:start-glue-point="3" draw:end-shape="id1" draw:end-glue-point="4" svg:d="M3786 1209h-2535v1206" svg:viewBox="0 0 2536 1207">
          <text:p/>
        </draw:connector>
        <draw:connector draw:style-name="gr16" draw:text-style-name="P11" draw:layer="layout" svg:x1="5.253cm" svg:y1="4.165cm" svg:x2="8.031cm" svg:y2="1.209cm" draw:start-shape="id2" draw:start-glue-point="7" draw:end-shape="id3" draw:end-glue-point="1" svg:d="M5253 4165h3286v-2956h-508" svg:viewBox="0 0 3287 2957">
          <text:p/>
        </draw:connector>
        <draw:frame draw:style-name="gr17" draw:text-style-name="P12" draw:layer="layout" svg:width="2.921cm" svg:height="0.627cm" svg:x="0cm" svg:y="0.082cm">
          <draw:text-box>
            <text:p><text:span text:style-name="T2">a) Dot-product</text:span></text:p>
          </draw:text-box>
        </draw:frame>
        <draw:frame draw:style-name="gr18" draw:text-style-name="P13" draw:layer="layout" svg:width="0.601cm" svg:height="0.477cm" svg:x="5.414cm" svg:y="3.908cm">
          <draw:text-box>
            <text:p><text:span text:style-name="T3">Yes</text:span></text:p>
          </draw:text-box>
        </draw:frame>
        <draw:connector draw:style-name="gr16" draw:text-style-name="P11" draw:layer="layout" svg:x1="4.437cm" svg:y1="4.507cm" svg:x2="4.437cm" svg:y2="5.729cm" draw:start-shape="id2" draw:start-glue-point="6" draw:end-shape="id4" draw:end-glue-point="0" svg:d="M4437 4507v1222" svg:viewBox="0 0 1 1223">
          <text:p/>
        </draw:connector>
        <draw:frame draw:style-name="gr13" draw:text-style-name="P10" draw:layer="layout" svg:width="0.961cm" svg:height="0.171cm" svg:x="2.534cm" svg:y="0.692cm">
          <draw:image xlink:href="Pictures/100002010000015C0000003E660193B694415FE9.png" xlink:type="simple" xlink:show="embed" xlink:actuate="onLoad" loext:mime-type="image/png">
            <text:p/>
          </draw:image>
        </draw:frame>
        <draw:frame draw:style-name="gr19" draw:text-style-name="P15" draw:layer="layout" svg:width="0.178cm" svg:height="0.314cm" svg:x="3.832cm" svg:y="2.385cm">
          <draw:text-box>
            <text:p text:style-name="P14"><text:span text:style-name="T4">S</text:span><text:span text:style-name="T5">H</text:span></text:p>
          </draw:text-box>
        </draw:frame>
        <draw:frame draw:style-name="gr20" draw:text-style-name="P15" draw:layer="layout" svg:width="0.177cm" svg:height="0.314cm" svg:x="4.1cm" svg:y="2.385cm">
          <draw:text-box>
            <text:p text:style-name="P14"><text:span text:style-name="T4">E</text:span><text:span text:style-name="T5">H</text:span></text:p>
          </draw:text-box>
        </draw:frame>
        <draw:frame draw:style-name="gr21" draw:text-style-name="P15" draw:layer="layout" svg:width="0.184cm" svg:height="0.314cm" svg:x="4.382cm" svg:y="2.385cm">
          <draw:text-box>
            <text:p text:style-name="P14"><text:span text:style-name="T4">M</text:span><text:span text:style-name="T5">H</text:span></text:p>
          </draw:text-box>
        </draw:frame>
        <draw:frame draw:style-name="gr19" draw:text-style-name="P16" draw:layer="layout" svg:width="0.178cm" svg:height="0.314cm" svg:x="5.806cm" svg:y="2.385cm">
          <draw:text-box>
            <text:p text:style-name="P14"><text:span text:style-name="T6">S</text:span><text:span text:style-name="T7">F</text:span></text:p>
          </draw:text-box>
        </draw:frame>
        <draw:frame draw:style-name="gr19" draw:text-style-name="P16" draw:layer="layout" svg:width="0.178cm" svg:height="0.314cm" svg:x="6.106cm" svg:y="2.385cm">
          <draw:text-box>
            <text:p text:style-name="P14"><text:span text:style-name="T6">E</text:span><text:span text:style-name="T7">F</text:span></text:p>
          </draw:text-box>
        </draw:frame>
        <draw:frame draw:style-name="gr19" draw:text-style-name="P16" draw:layer="layout" svg:width="0.178cm" svg:height="0.314cm" svg:x="6.396cm" svg:y="2.385cm">
          <draw:text-box>
            <text:p text:style-name="P14"><text:span text:style-name="T6">M</text:span><text:span text:style-name="T7">F</text:span></text:p>
          </draw:text-box>
        </draw:frame>
        <draw:custom-shape draw:style-name="gr22" draw:text-style-name="P9" draw:layer="layout" svg:width="0.218cm" svg:height="0.97cm" svg:x="3.984cm" svg:y="1.38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9" draw:layer="layout" svg:width="0.218cm" svg:height="0.97cm" svg:x="5.985cm" svg:y="1.38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17" draw:layer="layout" svg:width="0.51cm" svg:height="0.239cm" svg:x="4.262cm" svg:y="1.98cm">
          <draw:text-box>
            <text:p><text:span text:style-name="T8">32-bit</text:span></text:p>
          </draw:text-box>
        </draw:frame>
        <draw:frame draw:style-name="gr24" draw:text-style-name="P17" draw:layer="layout" svg:width="0.404cm" svg:height="0.239cm" svg:x="6.273cm" svg:y="1.981cm">
          <draw:text-box>
            <text:p><text:span text:style-name="T8">6-bit</text:span></text:p>
          </draw:text-box>
        </draw:frame>
        <draw:custom-shape draw:style-name="gr25" draw:text-style-name="P9" draw:layer="layout" svg:width="0.218cm" svg:height="0.435cm" svg:x="7.417cm" svg:y="3.1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17" draw:layer="layout" svg:width="0.711cm" svg:height="0.239cm" svg:x="7.722cm" svg:y="3.215cm">
          <draw:text-box>
            <text:p><text:span text:style-name="T8">64-bit</text:span></text:p>
          </draw:text-box>
        </draw:frame>
        <draw:custom-shape draw:style-name="gr25" draw:text-style-name="P9" draw:layer="layout" svg:width="0.218cm" svg:height="0.435cm" svg:x="7.417cm" svg:y="1.91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17" draw:layer="layout" svg:width="0.607cm" svg:height="0.239cm" svg:x="7.722cm" svg:y="1.983cm">
          <draw:text-box>
            <text:p><text:span text:style-name="T8">64-bit</text:span></text:p>
          </draw:text-box>
        </draw:frame>
        <draw:custom-shape draw:style-name="gr27" draw:text-style-name="P19" draw:layer="layout" svg:width="1.089cm" svg:height="0.272cm" svg:x="6.982cm" svg:y="1.631cm">
          <text:p text:style-name="P18"><text:span text:style-name="T3">Accu</text:span><text:span text:style-name="T9">t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1.089cm" svg:height="0.272cm" svg:x="6.985cm" svg:y="3.609cm">
          <text:p text:style-name="P18"><text:span text:style-name="T3">Accu</text:span><text:span text:style-name="T9">t+1</text:span></text:p>
          <draw:enhanced-geometry svg:viewBox="0 0 21600 21600" draw:type="rectangle" draw:enhanced-path="M 0 0 L 21600 0 21600 21600 0 21600 0 0 Z N"/>
        </draw:custom-shape>
        <draw:frame draw:style-name="gr28" draw:text-style-name="P15" draw:layer="layout" svg:width="0.853cm" svg:height="0.314cm" svg:x="7.12cm" svg:y="2.952cm">
          <draw:text-box>
            <text:p text:style-name="P14"><text:span text:style-name="T4">Accumulator</text:span><text:span text:style-name="T5">t+1</text:span></text:p>
          </draw:text-box>
        </draw:frame>
        <draw:frame draw:style-name="gr29" draw:text-style-name="P15" draw:layer="layout" svg:width="0.764cm" svg:height="0.314cm" svg:x="7.112cm" svg:y="2.397cm">
          <draw:text-box>
            <text:p text:style-name="P14"><text:span text:style-name="T4">Accumulator</text:span><text:span text:style-name="T5">t</text:span></text:p>
          </draw:text-box>
        </draw:frame>
        <draw:connector draw:style-name="gr16" draw:text-style-name="P11" draw:layer="layout" svg:x1="2.286cm" svg:y1="2.764cm" svg:x2="3.313cm" svg:y2="2.763cm" draw:start-shape="id5" draw:start-glue-point="1" draw:end-shape="id6" draw:end-glue-point="3" svg:d="M2286 2764h514v-1h513" svg:viewBox="0 0 1028 2">
          <text:p/>
        </draw:connector>
        <draw:frame draw:style-name="gr30" draw:text-style-name="P17" draw:layer="layout" svg:width="0.328cm" svg:height="0.239cm" svg:x="2.351cm" svg:y="2.492cm">
          <draw:text-box>
            <text:p><text:span text:style-name="T8">Yes</text:span></text:p>
          </draw:text-box>
        </draw:frame>
        <draw:frame draw:style-name="gr31" draw:text-style-name="P20" draw:layer="layout" svg:width="0.396cm" svg:height="0.154cm" svg:x="3.351cm" svg:y="2.685cm">
          <draw:text-box>
            <text:p><text:span text:style-name="T10">Enable</text:span></text:p>
          </draw:text-box>
        </draw:frame>
        <draw:custom-shape draw:style-name="gr32" draw:text-style-name="P21" draw:layer="layout" svg:width="7.597cm" svg:height="2.276cm" svg:x="0.689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3" draw:layer="layout" svg:width="5.009cm" svg:height="0.372cm" svg:x="1.079cm" svg:y="7.067cm">
          <text:p text:style-name="P22"><text:span text:style-name="T11">BarrelShift (E</text:span><text:span text:style-name="T12">B</text:span><text:span text:style-name="T11"> – 7, 1.M</text:span><text:span text:style-name="T12">B</text:span><text:span text:style-name="T11">0</text:span><text:span text:style-name="T12">21</text:span><text:span text:style-name="T11">...0</text:span><text:span text:style-name="T12">0</text:span><text:span text:style-name="T1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8" draw:layer="layout" svg:width="1.903cm" svg:height="0.272cm" svg:x="2.767cm" svg:y="6.038cm">
          <text:p/>
          <draw:enhanced-geometry svg:viewBox="0 0 21600 21600" draw:type="rectangle" draw:enhanced-path="M 0 0 L 21600 0 21600 21600 0 21600 0 0 Z N"/>
        </draw:custom-shape>
        <draw:frame draw:style-name="gr19" draw:text-style-name="P16" draw:layer="layout" svg:width="0.178cm" svg:height="0.314cm" svg:x="3.41cm" svg:y="6.781cm">
          <draw:text-box>
            <text:p text:style-name="P14"><text:span text:style-name="T6">S</text:span><text:span text:style-name="T7">B</text:span></text:p>
          </draw:text-box>
        </draw:frame>
        <draw:frame draw:style-name="gr19" draw:text-style-name="P16" draw:layer="layout" svg:width="0.178cm" svg:height="0.314cm" svg:x="3.71cm" svg:y="6.781cm">
          <draw:text-box>
            <text:p text:style-name="P14"><text:span text:style-name="T6">E</text:span><text:span text:style-name="T7">B</text:span></text:p>
          </draw:text-box>
        </draw:frame>
        <draw:frame draw:style-name="gr35" draw:text-style-name="P16" draw:layer="layout" svg:width="0.18cm" svg:height="0.314cm" svg:x="4cm" svg:y="6.781cm">
          <draw:text-box>
            <text:p text:style-name="P14"><text:span text:style-name="T6">M</text:span><text:span text:style-name="T7">B</text:span></text:p>
          </draw:text-box>
        </draw:frame>
        <draw:custom-shape draw:style-name="gr36" draw:text-style-name="P9" draw:layer="layout" svg:width="0.218cm" svg:height="0.43cm" svg:x="3.589cm" svg:y="6.31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17" draw:layer="layout" svg:width="0.404cm" svg:height="0.239cm" svg:x="3.877cm" svg:y="6.377cm">
          <draw:text-box>
            <text:p><text:span text:style-name="T8">6-bit</text:span></text:p>
          </draw:text-box>
        </draw:frame>
        <draw:line draw:style-name="gr37" draw:text-style-name="P24" draw:layer="layout" svg:x1="2.079cm" svg:y1="7.814cm" svg:x2="2.303cm" svg:y2="7.616cm">
          <text:p/>
        </draw:line>
        <draw:line draw:style-name="gr38" draw:text-style-name="P24" draw:layer="layout" svg:x1="2.197cm" svg:y1="7.431cm" svg:x2="2.197cm" svg:y2="8.271cm">
          <text:p/>
        </draw:line>
        <draw:frame draw:style-name="gr39" draw:text-style-name="P25" draw:layer="layout" svg:width="0.51cm" svg:height="0.314cm" svg:x="2.357cm" svg:y="7.601cm">
          <draw:text-box>
            <text:p text:style-name="P14"><text:span text:style-name="T13">64-bit</text:span></text:p>
          </draw:text-box>
        </draw:frame>
        <draw:custom-shape draw:style-name="gr40" draw:text-style-name="P27" draw:layer="layout" svg:width="6.096cm" svg:height="0.372cm" svg:x="1.832cm" svg:y="8.267cm">
          <text:p text:style-name="P26"><text:span text:style-name="T14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4" draw:layer="layout" svg:x1="1.832cm" svg:y1="8.459cm" svg:x2="1.212cm" svg:y2="8.459cm">
          <text:p/>
        </draw:line>
        <draw:frame draw:style-name="gr42" draw:text-style-name="P28" draw:layer="layout" svg:width="0.364cm" svg:height="0.239cm" svg:x="1.324cm" svg:y="8.159cm">
          <draw:text-box>
            <text:p><text:span text:style-name="T15">-/+</text:span></text:p>
          </draw:text-box>
        </draw:frame>
        <draw:custom-shape draw:style-name="gr25" draw:text-style-name="P9" draw:layer="layout" svg:width="0.218cm" svg:height="0.435cm" svg:x="4.774cm" svg:y="9.03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17" draw:layer="layout" svg:width="0.711cm" svg:height="0.239cm" svg:x="5.079cm" svg:y="9.1cm">
          <draw:text-box>
            <text:p><text:span text:style-name="T8">64-</text:span><text:span text:style-name="T8">bit</text:span></text:p>
          </draw:text-box>
        </draw:frame>
        <draw:custom-shape draw:style-name="gr25" draw:text-style-name="P9" draw:layer="layout" svg:width="0.218cm" svg:height="0.435cm" svg:x="7.213cm" svg:y="6.303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17" draw:layer="layout" svg:width="0.607cm" svg:height="0.239cm" svg:x="7.518cm" svg:y="6.368cm">
          <draw:text-box>
            <text:p><text:span text:style-name="T8">64</text:span><text:span text:style-name="T8">-</text:span><text:span text:style-name="T8">bit</text:span></text:p>
          </draw:text-box>
        </draw:frame>
        <draw:custom-shape draw:style-name="gr27" draw:text-style-name="P19" draw:layer="layout" svg:width="1.089cm" svg:height="0.272cm" svg:x="6.778cm" svg:y="6.016cm">
          <text:p text:style-name="P18"><text:span text:style-name="T3">Accu</text:span><text:span text:style-name="T9">t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1.089cm" svg:height="0.272cm" svg:x="4.342cm" svg:y="9.494cm">
          <text:p text:style-name="P18"><text:span text:style-name="T3">Accu</text:span><text:span text:style-name="T9">t+1</text:span></text:p>
          <draw:enhanced-geometry svg:viewBox="0 0 21600 21600" draw:type="rectangle" draw:enhanced-path="M 0 0 L 21600 0 21600 21600 0 21600 0 0 Z N"/>
        </draw:custom-shape>
        <draw:frame draw:style-name="gr28" draw:text-style-name="P15" draw:layer="layout" svg:width="0.853cm" svg:height="0.314cm" svg:x="4.477cm" svg:y="8.837cm">
          <draw:text-box>
            <text:p text:style-name="P14"><text:span text:style-name="T4">Accumulator</text:span><text:span text:style-name="T5">t</text:span><text:span text:style-name="T5">+1</text:span></text:p>
          </draw:text-box>
        </draw:frame>
        <draw:frame draw:style-name="gr29" draw:text-style-name="P15" draw:layer="layout" svg:width="0.764cm" svg:height="0.314cm" svg:x="6.908cm" svg:y="6.782cm">
          <draw:text-box>
            <text:p text:style-name="P14"><text:span text:style-name="T4">Accumul</text:span><text:span text:style-name="T4">ator</text:span><text:span text:style-name="T5">t</text:span></text:p>
          </draw:text-box>
        </draw:frame>
        <draw:line draw:style-name="gr37" draw:text-style-name="P24" draw:layer="layout" svg:x1="7.214cm" svg:y1="7.805cm" svg:x2="7.438cm" svg:y2="7.607cm">
          <text:p/>
        </draw:line>
        <draw:line draw:style-name="gr38" draw:text-style-name="P24" draw:layer="layout" svg:x1="7.332cm" svg:y1="7.001cm" svg:x2="7.332cm" svg:y2="8.262cm">
          <text:p/>
        </draw:line>
        <draw:frame draw:style-name="gr39" draw:text-style-name="P25" draw:layer="layout" svg:width="0.51cm" svg:height="0.314cm" svg:x="7.492cm" svg:y="7.592cm">
          <draw:text-box>
            <text:p text:style-name="P14"><text:span text:style-name="T13">6</text:span><text:span text:style-name="T13">4</text:span><text:span text:style-name="T13">-</text:span><text:span text:style-name="T13">bi</text:span><text:span text:style-name="T13">t</text:span></text:p>
          </draw:text-box>
        </draw:frame>
        <draw:frame draw:style-name="gr43" draw:text-style-name="P17" draw:layer="layout" svg:width="0.201cm" svg:height="0.288cm" svg:x="0.985cm" svg:y="8.33cm">
          <draw:text-box>
            <text:p><text:span text:style-name="T8">S</text:span><text:span text:style-name="T16">B</text:span></text:p>
          </draw:text-box>
        </draw:frame>
        <draw:frame draw:style-name="gr44" draw:text-style-name="P12" draw:layer="layout" svg:width="2.483cm" svg:height="0.314cm" svg:x="0.001cm" svg:y="5.182cm">
          <draw:text-box>
            <text:p><text:span text:style-name="T2">b) Bias accumulation</text:span></text:p>
          </draw:text-box>
        </draw:frame>
        <draw:frame draw:style-name="gr45" draw:text-style-name="P29" draw:layer="layout" svg:width="1.057cm" svg:height="0.172cm" svg:x="1.102cm" svg:y="6.882cm">
          <draw:text-box>
            <text:p><text:span text:style-name="T17">D</text:span><text:span text:style-name="T17">en</text:span><text:span text:style-name="T17">or</text:span><text:span text:style-name="T17">m</text:span><text:span text:style-name="T17">ali</text:span><text:span text:style-name="T17">zat</text:span><text:span text:style-name="T17">io</text:span><text:span text:style-name="T17">n</text:span></text:p>
          </draw:text-box>
        </draw:frame>
        <draw:frame draw:style-name="gr45" draw:text-style-name="P29" draw:layer="layout" svg:width="1.057cm" svg:height="0.172cm" svg:x="2.4cm" svg:y="8.082cm">
          <draw:text-box>
            <text:p><text:span text:style-name="T17">Ac</text:span><text:span text:style-name="T17">cu</text:span><text:span text:style-name="T17">m</text:span><text:span text:style-name="T17">ula</text:span><text:span text:style-name="T17">tio</text:span><text:span text:style-name="T17">n</text:span></text:p>
          </draw:text-box>
        </draw:frame>
        <draw:frame draw:style-name="gr13" draw:text-style-name="P10" draw:layer="layout" svg:width="3.542cm" svg:height="0.292cm" svg:x="2.648cm" svg:y="11.13cm">
          <draw:image xlink:href="Pictures/10000201000003ED000000539D143CA02C772CFA.png" xlink:type="simple" xlink:show="embed" xlink:actuate="onLoad" loext:mime-type="image/png">
            <text:p/>
          </draw:image>
        </draw:frame>
        <draw:custom-shape draw:style-name="gr1" draw:text-style-name="P1" draw:layer="layout" svg:width="4.318cm" svg:height="0.508cm" svg:x="2.278cm" svg:y="11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1" draw:layer="layout" svg:x1="4.437cm" svg:y1="9.906cm" svg:x2="4.437cm" svg:y2="11.003cm" draw:start-shape="id4" draw:start-glue-point="2" draw:end-shape="id7" draw:end-glue-point="0" svg:d="M4437 9906v1097" svg:viewBox="0 0 1 1098">
          <text:p/>
        </draw:connector>
        <draw:frame draw:style-name="gr17" draw:text-style-name="P12" draw:layer="layout" svg:width="3.935cm" svg:height="0.627cm" svg:x="0.002cm" svg:y="10.482cm">
          <draw:text-box>
            <text:p><text:span text:style-name="T2">c) Activation and normalization</text:span></text:p>
          </draw:text-box>
        </draw:frame>
        <draw:frame draw:style-name="gr13" draw:text-style-name="P10" draw:layer="layout" svg:width="3.209cm" svg:height="0.317cm" svg:x="2.692cm" svg:y="11.708cm">
          <draw:image xlink:href="Pictures/1000020100000348000000533BF1891D23A5954B.png" xlink:type="simple" xlink:show="embed" xlink:actuate="onLoad" loext:mime-type="image/png">
            <text:p/>
          </draw:image>
        </draw:frame>
        <draw:frame draw:style-name="gr13" draw:text-style-name="P10" draw:layer="layout" svg:width="1.528cm" svg:height="0.224cm" svg:x="2.935cm" svg:y="6.065cm">
          <draw:image xlink:href="Pictures/100002010000023600000053E20C978DD8B14740.png" xlink:type="simple" xlink:show="embed" xlink:actuate="onLoad" loext:mime-type="image/png">
            <text:p/>
          </draw:image>
        </draw:frame>
        <draw:frame draw:style-name="gr13" draw:text-style-name="P10" draw:layer="layout" svg:width="1.945cm" svg:height="0.151cm" svg:x="0.271cm" svg:y="2.692cm">
          <draw:image xlink:href="Pictures/100002010000043000000053B830861E48E8248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12.1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3T21:45:29.478607144</dc:date>
    <meta:editing-duration>PT6H34M14S</meta:editing-duration>
    <meta:editing-cycles>46</meta:editing-cycles>
    <meta:generator>LibreOffice/6.4.7.2$Linux_X86_64 LibreOffice_project/40$Build-2</meta:generator>
    <meta:document-statistic meta:object-count="86"/>
  </office:meta>
</office:document-meta>
</file>